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"All aboard! Next stop, the Midlands—!"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/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/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 Springs
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"Izumo
Village"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/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5+01:00</meta:creation-date>
    <dc:date>2020-02-22T11:0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